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86c3" officeooo:paragraph-rsid="000586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protocol != as github</text:p>
      <text:p text:style-name="P1"/>
      <text:p text:style-name="P1">git __init__ file </text:p>
      <text:p text:style-name="P1"/>
      <text:p text:style-name="P1">git clone </text:p>
      <text:p text:style-name="P1"/>
      <text:p text:style-name="P1">git add – staging</text:p>
      <text:p text:style-name="P1"/>
      <text:p text:style-name="P1">git commit – local commit</text:p>
      <text:p text:style-name="P1"/>
      <text:p text:style-name="P1">push – remote</text:p>
      <text:p text:style-name="P1"/>
      <text:p text:style-name="P1">git ignore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3T15:36:57.304534878</meta:creation-date>
    <dc:date>2022-03-03T15:47:29.792640716</dc:date>
    <meta:editing-duration>PT22S</meta:editing-duration>
    <meta:editing-cycles>1</meta:editing-cycles>
    <meta:document-statistic meta:table-count="0" meta:image-count="0" meta:object-count="0" meta:page-count="1" meta:paragraph-count="7" meta:word-count="21" meta:character-count="118" meta:non-whitespace-character-count="99"/>
    <meta:generator>LibreOffice/5.1.6.2$Linux_X86_64 LibreOffice_project/10m0$Build-2</meta:generator>
  </office:meta>
</office:document-meta>
</file>